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View.VelocityView( Jee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locityView.getConfiguratio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.VelocityView( Filt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.getProperties( String path , boolean requir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VelocityView.render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locityView.configure( final JeeConfig config , final VelocityEngine velo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locityView.setEncoding( Jee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elocityView.performMerge( Template template , Context context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.render( HttpServletRequest request ,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locityView.init( JeeConfig config , final VelocityEngine velo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locityView.createContext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locityView.init( JeeConfig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locityView.setDeprecationSupportMode( boolean sup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locityView.getTemplat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.getProperty( String key , String altern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locityView.getTemplate( String name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locityView.setConfig( FactoryConfiguration factory , String path , boolean requi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locityView.getInputStream( String path , boolean requir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locityView.getTempla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.setProps( VelocityEngine velocity , String path , boolean requi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locityView.setVelocityEngine( VelocityEngine eng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locityView.get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.getPropertie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.configure( final JeeConfig config , final ToolboxFactory facto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VelocityView.getTemplate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locityView.VelocityView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.getDeprecatedConfig( Jee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elocityView.setDefaultContentTyp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locityView.getConfiguration( String path , boolean requir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VelocityView.merge( Template template , Context context , Writer wr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VelocityView.VelocityView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